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>
      <style:text-properties officeooo:paragraph-rsid="00187440"/>
    </style:style>
    <style:style style:name="P5" style:family="paragraph" style:parent-style-name="Standard">
      <style:text-properties fo:font-weight="bold" fo:background-color="#2300dc" style:font-weight-asian="bold" style:font-weight-complex="bold"/>
    </style:style>
    <style:style style:name="P6" style:family="paragraph" style:parent-style-name="Standard">
      <style:text-properties fo:font-weight="bold" officeooo:paragraph-rsid="00190cea" fo:background-color="#2300dc" style:font-weight-asian="bold" style:font-weight-complex="bold"/>
    </style:style>
    <style:style style:name="P7" style:family="paragraph" style:parent-style-name="Standard">
      <style:text-properties officeooo:paragraph-rsid="00190cea"/>
    </style:style>
    <style:style style:name="P8" style:family="paragraph" style:parent-style-name="Standard">
      <style:text-properties fo:background-color="#2300dc"/>
    </style:style>
    <style:style style:name="P9" style:family="paragraph" style:parent-style-name="Standard">
      <style:text-properties officeooo:paragraph-rsid="00187440" fo:background-color="#2300dc"/>
    </style:style>
    <style:style style:name="P10" style:family="paragraph" style:parent-style-name="Standard">
      <style:text-properties officeooo:rsid="00187440" officeooo:paragraph-rsid="00187440" fo:background-color="#2300dc"/>
    </style:style>
    <style:style style:name="P11" style:family="paragraph" style:parent-style-name="Standard">
      <style:text-properties officeooo:rsid="00187440" officeooo:paragraph-rsid="00190cea" fo:background-color="#2300dc"/>
    </style:style>
    <style:style style:name="P12" style:family="paragraph" style:parent-style-name="Standard">
      <style:text-properties officeooo:paragraph-rsid="00190cea" fo:background-color="#2300dc"/>
    </style:style>
    <style:style style:name="P13" style:family="paragraph" style:parent-style-name="Standard">
      <style:text-properties style:text-underline-style="solid" style:text-underline-width="auto" style:text-underline-color="font-color" officeooo:rsid="00190cea" officeooo:paragraph-rsid="00190cea" fo:background-color="#2300dc"/>
    </style:style>
    <style:style style:name="P14" style:family="paragraph" style:parent-style-name="Standard">
      <style:text-properties style:text-underline-style="none" officeooo:rsid="00190cea" officeooo:paragraph-rsid="00190cea" fo:background-color="#2300dc"/>
    </style:style>
    <style:style style:name="T1" style:family="text">
      <style:text-properties officeooo:rsid="00187440"/>
    </style:style>
    <style:style style:name="T2" style:family="text">
      <style:text-properties officeooo:rsid="00188d5a"/>
    </style:style>
    <style:style style:name="T3" style:family="text">
      <style:text-properties officeooo:rsid="00190cea"/>
    </style:style>
    <style:style style:name="T4" style:family="text">
      <style:text-properties officeooo:rsid="001c4e04"/>
    </style:style>
    <text:list-style style:name="L1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prefix="(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llgemeine Bedingungen</text:h>
      <text:h text:style-name="Heading_20_2" text:outline-level="2">PND (CreateUse)</text:h>
      <text:p text:style-name="Text_20_body">Zwei Knoten pre.n und succ.n sind dann in PND (CreateUse) wenn gilt:</text:p>
      <text:p text:style-name="Standard"><text:tab/>isCreate(pre.n) and isPreserve(succ.n)<text:tab/><text:tab/><text:tab/>(1)</text:p>
      <text:p text:style-name="Standard">and<text:tab/>pre.n.type.eAllSuperTypes*.contains(succ.n.type)<text:tab/><text:tab/>(2)</text:p>
      <text:p text:style-name="P7"><text:tab/><text:tab/><text:tab/><text:tab/></text:p>
      <text:list xml:id="list5077888006207003263" text:style-name="L1">
        <text:list-item>
          <text:p text:style-name="P1">Knoten der von pre erzeugt wird, wird von succ verwendet</text:p>
        </text:list-item>
      </text:list>
      <text:list xml:id="list7229342522945642117" text:style-name="L2">
        <text:list-item>
          <text:p text:style-name="P2">Der Typ des erzeugten Knotens muss dem Typ des verwendeten Knoten entsprechen, darf aber auch spezieller sein. Nicht jedoch allgemeiner als der von succ geforderte Knotentyp</text:p>
        </text:list-item>
      </text:list>
      <text:p text:style-name="Standard"/>
      <text:p text:style-name="P13"><text:span text:style-name="T4">Non-</text:span>Transient Check:</text:p>
      <text:p text:style-name="P12">isSearchedInModelB(succ.n)<text:tab/></text:p>
      <text:p text:style-name="P12">-<text:span text:style-name="T3">&gt; </text:span>succ.n wird in Modell B auch tatsächlich gesucht, ist also nicht nur transient vorhanden</text:p>
      <text:h text:style-name="Heading_20_2" text:outline-level="2">PND (UseDelete)</text:h>
      <text:p text:style-name="Text_20_body">Zwei Knoten pre.n und succ.n sind dann in PND (UseDelete) wenn gilt:</text:p>
      <text:p text:style-name="Standard"><text:tab/>isPreserve(pre.n) and isDelete(succ.n)<text:tab/><text:tab/>(1)</text:p>
      <text:p text:style-name="Standard">and<text:tab/>assignable(pre.n.type, succ.n.type)<text:tab/><text:tab/><text:tab/>(2)</text:p>
      <text:p text:style-name="Standard"/>
      <text:list xml:id="list1922385551628723878" text:style-name="L3">
        <text:list-item>
          <text:p text:style-name="P3">Knoten der von pre verwendet wird, wird von succ gelöscht</text:p>
        </text:list-item>
        <text:list-item>
          <text:p text:style-name="P3">Typ des verwendeten Knotens muß gleich, allgemeiner oder spezieller als Typ des gelöschten Knotens sein</text:p>
        </text:list-item>
      </text:list>
      <text:p text:style-name="Standard"/>
      <text:p text:style-name="P13"><text:span text:style-name="T4">Non-</text:span>Transient Check:</text:p>
      <text:p text:style-name="P14">isSearchedInModelA(pre.n)</text:p>
      <text:p text:style-name="P14">-&gt; pre.n wird in Modell A auch tatsächlich gesucht, ist also nicht nur transient vorhanden</text:p>
      <text:h text:style-name="Heading_20_2" text:outline-level="2">PED (CreateUse)</text:h>
      <text:p text:style-name="Text_20_body">Zwei Kanten pre.e und succ.e sind dann in PED (CreateUse) wenn gilt:</text:p>
      <text:p text:style-name="Standard"><text:s text:c="11"/>isCreate(pre.e) and isPreserve(succ.e)</text:p>
      <text:p text:style-name="P4">and <text:s text:c="4"/>pre.e.type = succ.e.type</text:p>
      <text:p text:style-name="P10">and <text:s text:c="4"/>scrOK</text:p>
      <text:p text:style-name="P10">and <text:s text:c="4"/>tgtOK</text:p>
      <text:p text:style-name="P9"/>
      <text:p text:style-name="P5">srcOK:</text:p>
      <text:p text:style-name="P8"><text:tab/></text:p>
      <text:p text:style-name="P9"><text:span text:style-name="T1">if (</text:span>isCreate(pre.e.src)<text:span text:style-name="T1">)</text:span> <text:span text:style-name="T1">{ </text:span></text:p>
      <text:p text:style-name="P9"><text:s text:c="3"/><text:span text:style-name="T2">return </text:span>isPND_createUse(pre.e.src, <text:s/>succ.e.src)</text:p>
      <text:p text:style-name="P10">} else {</text:p>
      <text:p text:style-name="P10"><text:s text:c="3"/><text:span text:style-name="T2">return </text:span>true<text:tab/></text:p>
      <text:p text:style-name="P12"><text:span text:style-name="T1">}</text:span></text:p>
      <text:p text:style-name="P12"/>
      <text:p text:style-name="P12">Wenn der src-Knoten der erzeugten Kante ebenfall<text:span text:style-name="T1">s</text:span> erzeugt wird, dann wird nach einer PND gefragt: erzeugt pre den src-Knoten, der von succ als src-Knoten verwendet wird?</text:p>
      <text:p text:style-name="P8"/>
      <text:p text:style-name="P5">tgtOK (analog zu srcOK):</text:p>
      <text:p text:style-name="P8"/>
      <text:p text:style-name="P12"><text:span text:style-name="T1">if (</text:span>isCreate(pre.e.<text:span text:style-name="T3">tgt</text:span>)<text:span text:style-name="T1">)</text:span> <text:span text:style-name="T1">{ </text:span></text:p>
      <text:p text:style-name="P12"><text:s text:c="3"/><text:span text:style-name="T2">return </text:span>isPND_createUse(pre.e.<text:span text:style-name="T3">tgt</text:span>, <text:s/>succ.e.<text:span text:style-name="T3">tgt</text:span>)</text:p>
      <text:p text:style-name="P11"><text:soft-page-break/>} else {</text:p>
      <text:p text:style-name="P11"><text:s text:c="3"/><text:span text:style-name="T2">return </text:span>true<text:tab/></text:p>
      <text:p text:style-name="P12"><text:span text:style-name="T1">}</text:span><text:tab/></text:p>
      <text:p text:style-name="P12"/>
      <text:p text:style-name="P13"><text:span text:style-name="T4">Non-</text:span>Transient Check:</text:p>
      <text:p text:style-name="P12">isSearchedInModelB(succ.<text:span text:style-name="T1">e</text:span>)<text:tab/></text:p>
      <text:h text:style-name="Heading_20_2" text:outline-level="2">PED (UseDelete)</text:h>
      <text:p text:style-name="Text_20_body">Zwei Kanten pre.e und succ.e sind dann in PED (UseDelete) wenn gilt:</text:p>
      <text:p text:style-name="Standard"><text:tab/>isPreserve(pre.e) and isDelete(succ.e)</text:p>
      <text:p text:style-name="Standard">and<text:tab/>pre.e.type = succ.e.type<text:tab/></text:p>
      <text:p text:style-name="P11">and <text:s text:c="4"/>scrOK</text:p>
      <text:p text:style-name="P11">and <text:s text:c="4"/>tgtOK</text:p>
      <text:p text:style-name="Standard"/>
      <text:p text:style-name="P6">srcOK:</text:p>
      <text:p text:style-name="P12"><text:tab/></text:p>
      <text:p text:style-name="P12"><text:span text:style-name="T1">if (isDelete</text:span>(<text:span text:style-name="T3">succ</text:span>.e.src)<text:span text:style-name="T1">)</text:span> <text:span text:style-name="T1">{ </text:span></text:p>
      <text:p text:style-name="P12"><text:s text:c="3"/><text:span text:style-name="T2">return </text:span>isPND_<text:span text:style-name="T3">useDelete</text:span>(<text:span text:style-name="T3">pre</text:span>.e.src, <text:s/><text:span text:style-name="T3">succ</text:span>.e.src)</text:p>
      <text:p text:style-name="P11">} else {</text:p>
      <text:p text:style-name="P11"><text:s text:c="3"/><text:span text:style-name="T2">return </text:span>true<text:tab/></text:p>
      <text:p text:style-name="P12"><text:span text:style-name="T1">}</text:span></text:p>
      <text:p text:style-name="P12"/>
      <text:p text:style-name="P6"><text:span text:style-name="T3">tgtOK</text:span>:</text:p>
      <text:p text:style-name="P12"><text:tab/></text:p>
      <text:p text:style-name="P12"><text:span text:style-name="T1">if (isDelete</text:span>(<text:span text:style-name="T3">succ</text:span>.e.<text:span text:style-name="T3">tgt</text:span>)<text:span text:style-name="T1">)</text:span> <text:span text:style-name="T1">{ </text:span></text:p>
      <text:p text:style-name="P12"><text:s text:c="3"/><text:span text:style-name="T2">return </text:span>isPND_<text:span text:style-name="T3">useDelete</text:span>(<text:span text:style-name="T3">pre</text:span>.e.<text:span text:style-name="T3">tgt</text:span>, <text:s/><text:span text:style-name="T3">succ</text:span>.e.<text:span text:style-name="T3">tgt</text:span>)</text:p>
      <text:p text:style-name="P11">} else {</text:p>
      <text:p text:style-name="P11"><text:s text:c="3"/><text:span text:style-name="T2">return </text:span>true<text:tab/></text:p>
      <text:p text:style-name="P12"><text:span text:style-name="T1">}</text:span></text:p>
      <text:p text:style-name="P12"/>
      <text:p text:style-name="P13"><text:span text:style-name="T4">Non-</text:span>Transient Check:</text:p>
      <text:p text:style-name="P14">isSearchedInModelA(pre.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dex_20_3" style:display-name="Index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/>
    </style:style>
    <style:style style:name="Text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o Kehrer</meta:initial-creator>
    <meta:creation-date>2012-12-17T10:06:21</meta:creation-date>
    <meta:generator>LibreOffice/4.2.7.2$Linux_X86_64 LibreOffice_project/420$Build-2</meta:generator>
    <dc:date>2014-12-11T16:41:55.202240523</dc:date>
    <dc:creator>Timo Kehrer</dc:creator>
    <meta:editing-duration>PT20H33M1S</meta:editing-duration>
    <meta:editing-cycles>12</meta:editing-cycles>
    <meta:document-statistic meta:table-count="0" meta:image-count="0" meta:object-count="0" meta:page-count="2" meta:paragraph-count="64" meta:word-count="288" meta:character-count="2146" meta:non-whitespace-character-count="1840"/>
  </office:meta>
</office:document-meta>
</file>